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be19"/>
    </style:style>
    <style:style style:name="P3" style:family="paragraph" style:parent-style-name="Standard">
      <style:paragraph-properties fo:text-align="start" style:justify-single-word="false"/>
      <style:text-properties officeooo:paragraph-rsid="001f7cab"/>
    </style:style>
    <style:style style:name="P4" style:family="paragraph" style:parent-style-name="Standard">
      <style:paragraph-properties fo:text-align="start" style:justify-single-word="false"/>
      <style:text-properties officeooo:paragraph-rsid="00227118"/>
    </style:style>
    <style:style style:name="P5" style:family="paragraph" style:parent-style-name="Standard">
      <style:paragraph-properties fo:text-align="start" style:justify-single-word="false"/>
      <style:text-properties officeooo:rsid="0016be19" officeooo:paragraph-rsid="0016be19"/>
    </style:style>
    <style:style style:name="P6" style:family="paragraph" style:parent-style-name="Standard">
      <style:paragraph-properties fo:text-align="start" style:justify-single-word="false"/>
      <style:text-properties officeooo:rsid="0016be19" officeooo:paragraph-rsid="0018cf37"/>
    </style:style>
    <style:style style:name="P7" style:family="paragraph" style:parent-style-name="Standard">
      <style:paragraph-properties fo:text-align="start" style:justify-single-word="false"/>
      <style:text-properties officeooo:rsid="0016be19" officeooo:paragraph-rsid="00190129"/>
    </style:style>
    <style:style style:name="P8" style:family="paragraph" style:parent-style-name="Standard">
      <style:paragraph-properties fo:text-align="start" style:justify-single-word="false"/>
      <style:text-properties officeooo:rsid="0016be19" officeooo:paragraph-rsid="00192ee4"/>
    </style:style>
    <style:style style:name="P9" style:family="paragraph" style:parent-style-name="Standard">
      <style:paragraph-properties fo:text-align="start" style:justify-single-word="false"/>
      <style:text-properties officeooo:rsid="0016be19" officeooo:paragraph-rsid="00227118"/>
    </style:style>
    <style:style style:name="P10" style:family="paragraph" style:parent-style-name="Standard">
      <style:paragraph-properties fo:text-align="start" style:justify-single-word="false"/>
      <style:text-properties officeooo:rsid="00190129" officeooo:paragraph-rsid="00190129"/>
    </style:style>
    <style:style style:name="P11" style:family="paragraph" style:parent-style-name="Standard">
      <style:paragraph-properties fo:text-align="start" style:justify-single-word="false"/>
      <style:text-properties officeooo:rsid="00190129" officeooo:paragraph-rsid="00192ee4"/>
    </style:style>
    <style:style style:name="P12" style:family="paragraph" style:parent-style-name="Standard">
      <style:paragraph-properties fo:text-align="start" style:justify-single-word="false"/>
      <style:text-properties officeooo:rsid="00192ee4" officeooo:paragraph-rsid="00192ee4"/>
    </style:style>
    <style:style style:name="P13" style:family="paragraph" style:parent-style-name="Standard">
      <style:paragraph-properties fo:text-align="start" style:justify-single-word="false"/>
      <style:text-properties officeooo:rsid="00192ee4" officeooo:paragraph-rsid="001b1609"/>
    </style:style>
    <style:style style:name="P14" style:family="paragraph" style:parent-style-name="Standard">
      <style:text-properties style:font-name="Arial mt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 mt" fo:font-weight="normal" officeooo:paragraph-rsid="001b160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 mt" fo:font-weight="normal" officeooo:paragraph-rsid="001cfeb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 mt" fo:font-weight="normal" officeooo:paragraph-rsid="001d6af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 mt" fo:font-weight="normal" officeooo:paragraph-rsid="001f7ca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 mt" fo:font-weight="normal" officeooo:paragraph-rsid="0021f2c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 mt" fo:font-weight="normal" officeooo:paragraph-rsid="0022711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 mt" fo:font-weight="normal" officeooo:rsid="001d6aff" officeooo:paragraph-rsid="001d6af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 mt" fo:font-weight="normal" officeooo:rsid="001db926" officeooo:paragraph-rsid="001db92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 mt" fo:font-weight="normal" officeooo:rsid="00202d7b" officeooo:paragraph-rsid="00210c9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 mt" fo:font-weight="normal" officeooo:rsid="00202d7b" officeooo:paragraph-rsid="0021f2c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 mt" fo:font-weight="normal" officeooo:rsid="0021f2c5" officeooo:paragraph-rsid="0022711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 mt" fo:font-weight="normal" officeooo:rsid="0016be19" officeooo:paragraph-rsid="0022711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 mt" fo:font-weight="normal" officeooo:rsid="00227118" officeooo:paragraph-rsid="002344f5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7" fo:text-indent="0cm" style:auto-text-indent="false"/>
      <style:text-properties fo:color="#000000" loext:opacity="100%" fo:font-size="12pt" fo:font-weight="normal" officeooo:rsid="002268eb" officeooo:paragraph-rsid="001b1609" style:font-size-asian="12pt" style:font-weight-asian="normal" style:font-size-complex="12pt" style:font-weight-complex="normal"/>
    </style:style>
    <style:style style:name="T1" style:family="text">
      <style:text-properties style:font-name="Arial-BoldMT" fo:font-size="12pt" fo:font-weight="bold" style:font-size-asian="12pt" style:font-weight-asian="bold"/>
    </style:style>
    <style:style style:name="T2" style:family="text">
      <style:text-properties style:font-name="Arial-BoldMT" fo:font-size="11pt" fo:font-weight="bold" style:font-size-asian="11pt" style:font-weight-asian="bold"/>
    </style:style>
    <style:style style:name="T3" style:family="text">
      <style:text-properties style:font-name="Arial-BoldMT" fo:font-size="8pt" fo:font-weight="bold" style:font-size-asian="8pt" style:font-weight-asian="bold"/>
    </style:style>
    <style:style style:name="T4" style:family="text">
      <style:text-properties style:font-name="ArialMT" fo:font-size="11pt" style:font-size-asian="11pt"/>
    </style:style>
    <style:style style:name="T5" style:family="text">
      <style:text-properties style:font-name="ArialMT" fo:font-size="11pt" officeooo:rsid="0016be19" style:font-size-asian="11pt"/>
    </style:style>
    <style:style style:name="T6" style:family="text">
      <style:text-properties style:font-name="ArialMT" fo:font-size="11pt" officeooo:rsid="0017646f" style:font-size-asian="11pt"/>
    </style:style>
    <style:style style:name="T7" style:family="text">
      <style:text-properties style:font-name="ArialMT" fo:font-size="11pt" officeooo:rsid="001846f2" style:font-size-asian="11pt"/>
    </style:style>
    <style:style style:name="T8" style:family="text">
      <style:text-properties style:font-name="ArialMT" fo:font-size="11pt" officeooo:rsid="0018cf37" style:font-size-asian="11pt"/>
    </style:style>
    <style:style style:name="T9" style:family="text">
      <style:text-properties style:font-name="ArialMT" fo:font-size="11pt" officeooo:rsid="00190129" style:font-size-asian="11pt"/>
    </style:style>
    <style:style style:name="T10" style:family="text">
      <style:text-properties style:font-name="ArialMT" fo:font-size="11pt" officeooo:rsid="00192ee4" style:font-size-asian="11pt"/>
    </style:style>
    <style:style style:name="T11" style:family="text">
      <style:text-properties style:font-name="ArialMT" fo:font-size="11pt" officeooo:rsid="001b1609" style:font-size-asian="11pt"/>
    </style:style>
    <style:style style:name="T12" style:family="text">
      <style:text-properties style:font-name="ArialMT" fo:font-size="11pt" officeooo:rsid="001cfeba" style:font-size-asian="11pt"/>
    </style:style>
    <style:style style:name="T13" style:family="text">
      <style:text-properties style:font-name="ArialMT" fo:font-size="11pt" officeooo:rsid="001db926" style:font-size-asian="11pt"/>
    </style:style>
    <style:style style:name="T14" style:family="text">
      <style:text-properties style:font-name="ArialMT" fo:font-size="11pt" officeooo:rsid="001f7cab" style:font-size-asian="11pt"/>
    </style:style>
    <style:style style:name="T15" style:family="text">
      <style:text-properties style:font-name="ArialMT" fo:font-size="11pt" officeooo:rsid="00227118" style:font-size-asian="11pt"/>
    </style:style>
    <style:style style:name="T16" style:family="text">
      <style:text-properties style:font-name="ArialMT" fo:font-size="11pt" fo:font-weight="bold" style:font-size-asian="11pt" style:font-weight-asian="bold"/>
    </style:style>
    <style:style style:name="T17" style:family="text">
      <style:text-properties style:font-name="ArialMT" fo:font-size="11pt" fo:font-weight="normal" style:font-size-asian="11pt" style:font-weight-asian="normal" style:font-weight-complex="normal"/>
    </style:style>
    <style:style style:name="T18" style:family="text">
      <style:text-properties style:font-name="ArialMT" fo:font-size="11pt" fo:font-weight="normal" officeooo:rsid="00227118" style:font-size-asian="11pt" style:font-weight-asian="normal" style:font-weight-complex="normal"/>
    </style:style>
    <style:style style:name="T19" style:family="text">
      <style:text-properties style:font-name="ArialMT" fo:font-size="11pt" fo:font-weight="normal" officeooo:rsid="0021f2c5" style:font-size-asian="11pt" style:font-weight-asian="normal" style:font-weight-complex="normal"/>
    </style:style>
    <style:style style:name="T20" style:family="text">
      <style:text-properties style:font-name="Symbol" fo:font-size="11pt" style:font-size-asian="11pt"/>
    </style:style>
    <style:style style:name="T21" style:family="text">
      <style:text-properties style:text-position="sub 58%" style:font-name="ArialMT" fo:font-size="11pt" style:font-size-asian="11pt"/>
    </style:style>
    <style:style style:name="T22" style:family="text">
      <style:text-properties style:text-position="sub 58%" style:font-name="ArialMT" fo:font-size="11pt" officeooo:rsid="001846f2" style:font-size-asian="11pt"/>
    </style:style>
    <style:style style:name="T23" style:family="text">
      <style:text-properties style:text-position="sub 58%" style:font-name="ArialMT" fo:font-size="11pt" officeooo:rsid="002268eb" style:font-size-asian="11pt"/>
    </style:style>
    <style:style style:name="T24" style:family="text">
      <style:text-properties style:text-position="sub 58%" style:font-name="ArialMT" fo:font-size="11pt" officeooo:rsid="0018cf37" style:font-size-asian="11pt"/>
    </style:style>
    <style:style style:name="T25" style:family="text">
      <style:text-properties style:text-position="sub 58%" style:font-name="ArialMT" fo:font-size="11pt" officeooo:rsid="00190129" style:font-size-asian="11pt"/>
    </style:style>
    <style:style style:name="T26" style:family="text">
      <style:text-properties style:text-position="sub 58%" style:font-name="ArialMT" fo:font-size="11pt" officeooo:rsid="001b1609" style:font-size-asian="11pt"/>
    </style:style>
    <style:style style:name="T27" style:family="text">
      <style:text-properties style:text-position="sub 58%" style:font-name="ArialMT" fo:font-size="11pt" officeooo:rsid="00192ee4" style:font-size-asian="11pt"/>
    </style:style>
    <style:style style:name="T28" style:family="text">
      <style:text-properties style:text-position="sub 58%" style:font-name="ArialMT" fo:font-size="11pt" officeooo:rsid="001cfeba" style:font-size-asian="11pt"/>
    </style:style>
    <style:style style:name="T29" style:family="text">
      <style:text-properties style:text-position="sub 58%" style:font-name="ArialMT" fo:font-size="11pt" officeooo:rsid="00210c91" style:font-size-asian="11pt"/>
    </style:style>
    <style:style style:name="T30" style:family="text">
      <style:text-properties style:text-position="sub 58%" style:font-name="ArialMT" fo:font-size="11pt" officeooo:rsid="00227118" style:font-size-asian="11pt"/>
    </style:style>
    <style:style style:name="T31" style:family="text">
      <style:text-properties style:text-position="sub 58%" style:font-name="ArialMT" fo:font-size="11pt" officeooo:rsid="002344f5" style:font-size-asian="11pt"/>
    </style:style>
    <style:style style:name="T32" style:family="text">
      <style:text-properties style:text-position="sub 58%" style:font-name="ArialMT" fo:font-size="11pt" fo:font-weight="normal" officeooo:rsid="001cfeba" style:font-size-asian="11pt" style:font-weight-asian="normal" style:font-weight-complex="normal"/>
    </style:style>
    <style:style style:name="T33" style:family="text">
      <style:text-properties style:text-position="sub 58%" style:font-name="ArialMT" fo:font-size="11pt" fo:font-weight="normal" officeooo:rsid="002268eb" style:font-size-asian="11pt" style:font-weight-asian="normal" style:font-weight-complex="normal"/>
    </style:style>
    <style:style style:name="T34" style:family="text">
      <style:text-properties style:text-position="sub 58%" style:font-name="ArialMT" fo:font-size="11pt" fo:font-weight="normal" officeooo:rsid="001f7cab" style:font-size-asian="11pt" style:font-weight-asian="normal" style:font-weight-complex="normal"/>
    </style:style>
    <style:style style:name="T35" style:family="text">
      <style:text-properties style:text-position="sub 58%" style:font-name="ArialMT" fo:font-size="11pt" fo:font-weight="normal" officeooo:rsid="0021f2c5" style:font-size-asian="11pt" style:font-weight-asian="normal" style:font-weight-complex="normal"/>
    </style:style>
    <style:style style:name="T36" style:family="text">
      <style:text-properties style:text-position="sub 58%" style:font-name="ArialMT" fo:font-size="11pt" fo:font-weight="normal" officeooo:rsid="00227118" style:font-size-asian="11pt" style:font-weight-asian="normal" style:font-weight-complex="normal"/>
    </style:style>
    <style:style style:name="T37" style:family="text">
      <style:text-properties style:text-position="sub 58%" style:font-name="Arial mt" fo:font-size="11pt" officeooo:rsid="0018cf37" style:font-size-asian="11pt"/>
    </style:style>
    <style:style style:name="T38" style:family="text">
      <style:text-properties style:text-position="sub 58%" style:font-name="Arial mt" fo:font-size="11pt" officeooo:rsid="001b1609" style:font-size-asian="11pt"/>
    </style:style>
    <style:style style:name="T39" style:family="text">
      <style:text-properties style:text-position="sub 58%" style:font-name="Arial mt" fo:font-size="11pt" fo:font-weight="normal" style:font-size-asian="11pt" style:font-size-complex="12pt"/>
    </style:style>
    <style:style style:name="T40" style:family="text">
      <style:text-properties style:text-position="sub 58%" style:font-name="Arial mt" fo:font-size="11pt" fo:font-weight="normal" officeooo:rsid="00190129" style:font-size-asian="11pt" style:font-size-complex="12pt"/>
    </style:style>
    <style:style style:name="T41" style:family="text">
      <style:text-properties style:text-position="0% 100%" style:font-name="Symbol" fo:font-size="11pt" officeooo:rsid="002268eb" style:font-size-asian="11pt"/>
    </style:style>
    <style:style style:name="T42" style:family="text">
      <style:text-properties style:text-position="0% 100%" style:font-name="Symbol" fo:font-size="11pt" officeooo:rsid="001846f2" style:font-size-asian="11pt"/>
    </style:style>
    <style:style style:name="T43" style:family="text">
      <style:text-properties style:text-position="0% 100%" style:font-name="Symbol" fo:font-size="11pt" fo:font-weight="normal" officeooo:rsid="002268eb" style:font-size-asian="11pt" style:font-weight-asian="normal" style:font-weight-complex="normal"/>
    </style:style>
    <style:style style:name="T44" style:family="text">
      <style:text-properties style:text-position="0% 100%" style:font-name="Symbol" fo:font-size="12pt" fo:font-weight="normal" officeooo:rsid="0018cf37" style:font-size-asian="12pt" style:font-size-complex="12pt"/>
    </style:style>
    <style:style style:name="T45" style:family="text">
      <style:text-properties style:text-position="0% 100%" style:font-name="Symbol" officeooo:rsid="0018cf37"/>
    </style:style>
    <style:style style:name="T46" style:family="text">
      <style:text-properties style:text-position="0% 100%" style:font-name="ArialMT" fo:font-size="11pt" style:font-size-asian="11pt"/>
    </style:style>
    <style:style style:name="T47" style:family="text">
      <style:text-properties style:text-position="0% 100%" style:font-name="ArialMT" fo:font-size="11pt" officeooo:rsid="001846f2" style:font-size-asian="11pt"/>
    </style:style>
    <style:style style:name="T48" style:family="text">
      <style:text-properties style:text-position="0% 100%" style:font-name="ArialMT" fo:font-size="11pt" officeooo:rsid="00190129" style:font-size-asian="11pt"/>
    </style:style>
    <style:style style:name="T49" style:family="text">
      <style:text-properties style:text-position="0% 100%" style:font-name="ArialMT" fo:font-size="11pt" officeooo:rsid="001b1609" style:font-size-asian="11pt"/>
    </style:style>
    <style:style style:name="T50" style:family="text">
      <style:text-properties style:text-position="0% 100%" style:font-name="ArialMT" fo:font-size="11pt" officeooo:rsid="001cfeba" style:font-size-asian="11pt"/>
    </style:style>
    <style:style style:name="T51" style:family="text">
      <style:text-properties style:text-position="0% 100%" style:font-name="Arial mt" fo:font-size="11pt" officeooo:rsid="0018cf37" style:font-size-asian="11pt"/>
    </style:style>
    <style:style style:name="T52" style:family="text">
      <style:text-properties style:text-position="0% 100%" style:font-name="Arial mt" fo:font-size="11pt" fo:font-weight="normal" officeooo:rsid="0018cf37" style:font-size-asian="11pt" style:font-size-complex="12pt"/>
    </style:style>
    <style:style style:name="T53" style:family="text">
      <style:text-properties style:text-position="0% 100%" style:font-name="Arial mt" fo:font-size="12pt" fo:font-weight="normal" officeooo:rsid="00190129" style:font-size-asian="12pt" style:font-size-complex="12pt"/>
    </style:style>
    <style:style style:name="T54" style:family="text">
      <style:text-properties style:text-position="0% 100%" style:font-name="Arial mt" fo:font-size="12pt" fo:font-weight="normal" officeooo:rsid="00192ee4" style:font-size-asian="12pt" style:font-size-complex="12pt"/>
    </style:style>
    <style:style style:name="T55" style:family="text">
      <style:text-properties fo:color="#000000" loext:opacity="100%" style:text-position="sub 58%" style:font-name="ArialMT" fo:font-size="11pt" style:font-size-asian="11pt" style:font-size-complex="12pt"/>
    </style:style>
    <style:style style:name="T56" style:family="text">
      <style:text-properties fo:color="#000000" loext:opacity="100%" style:text-position="sub 58%" style:font-name="ArialMT" fo:font-size="11pt" officeooo:rsid="001cfeba" style:font-size-asian="11pt" style:font-size-complex="12pt"/>
    </style:style>
    <style:style style:name="T57" style:family="text">
      <style:text-properties fo:color="#000000" loext:opacity="100%" style:text-position="sub 58%" style:font-name="ArialMT" fo:font-size="11pt" officeooo:rsid="00210c91" style:font-size-asian="11pt" style:font-size-complex="12pt"/>
    </style:style>
    <style:style style:name="T58" style:family="text">
      <style:text-properties fo:color="#000000" loext:opacity="100%" style:text-position="sub 58%" style:font-name="ArialMT" fo:font-size="11pt" officeooo:rsid="00227118" style:font-size-asian="11pt" style:font-size-complex="12pt"/>
    </style:style>
    <style:style style:name="T59" style:family="text">
      <style:text-properties fo:color="#000000" loext:opacity="100%" style:text-position="sub 58%" style:font-name="ArialMT" fo:font-size="11pt" officeooo:rsid="002344f5" style:font-size-asian="11pt" style:font-size-complex="12pt"/>
    </style:style>
    <style:style style:name="T60" style:family="text">
      <style:text-properties fo:color="#000000" loext:opacity="100%" style:text-position="sub 58%" style:font-name="ArialMT" fo:font-size="11pt" fo:font-weight="normal" officeooo:rsid="00227118" style:font-size-asian="11pt" style:font-weight-asian="normal" style:font-size-complex="12pt" style:font-weight-complex="normal"/>
    </style:style>
    <style:style style:name="T61" style:family="text">
      <style:text-properties fo:color="#000000" loext:opacity="100%" style:text-position="sub 58%" style:font-name="ArialMT" fo:font-size="11pt" fo:font-weight="normal" officeooo:rsid="00210c91" style:font-size-asian="11pt" style:font-weight-asian="normal" style:font-size-complex="12pt" style:font-weight-complex="normal"/>
    </style:style>
    <style:style style:name="T62" style:family="text">
      <style:text-properties fo:color="#000000" loext:opacity="100%" style:text-position="0% 100%" style:font-name="Symbol" fo:font-size="12pt" officeooo:rsid="0018cf37" style:font-size-asian="12pt" style:font-size-complex="12pt"/>
    </style:style>
    <style:style style:name="T63" style:family="text">
      <style:text-properties fo:color="#000000" loext:opacity="100%" style:text-position="0% 100%" style:font-name="Symbol" fo:font-size="12pt" fo:font-weight="normal" officeooo:rsid="0018cf37" style:font-size-asian="12pt" style:font-weight-asian="normal" style:font-size-complex="12pt" style:font-weight-complex="normal"/>
    </style:style>
    <style:style style:name="T64" style:family="text">
      <style:text-properties fo:color="#000000" loext:opacity="100%" style:text-position="0% 100%" fo:font-size="12pt" officeooo:rsid="00210c91" style:font-size-asian="12pt" style:font-size-complex="12pt"/>
    </style:style>
    <style:style style:name="T65" style:family="text">
      <style:text-properties fo:color="#000000" loext:opacity="100%" style:text-position="0% 100%" style:font-name="ArialMT" fo:font-size="11pt" style:font-size-asian="11pt" style:font-size-complex="12pt"/>
    </style:style>
    <style:style style:name="T66" style:family="text">
      <style:text-properties fo:color="#000000" loext:opacity="100%" style:text-position="0% 100%" style:font-name="ArialMT" fo:font-size="11pt" officeooo:rsid="00210c91" style:font-size-asian="11pt" style:font-size-complex="12pt"/>
    </style:style>
    <style:style style:name="T67" style:family="text">
      <style:text-properties fo:color="#000000" loext:opacity="100%" style:text-position="0% 100%" style:font-name="ArialMT" fo:font-size="11pt" officeooo:rsid="00227118" style:font-size-asian="11pt" style:font-size-complex="12pt"/>
    </style:style>
    <style:style style:name="T68" style:family="text">
      <style:text-properties fo:color="#000000" loext:opacity="100%" style:text-position="0% 100%" style:font-name="ArialMT" fo:font-size="11pt" fo:font-weight="normal" officeooo:rsid="00227118" style:font-size-asian="11pt" style:font-weight-asian="normal" style:font-size-complex="12pt" style:font-weight-complex="normal"/>
    </style:style>
    <style:style style:name="T69" style:family="text">
      <style:text-properties fo:color="#000000" loext:opacity="100%" style:text-position="0% 100%" style:font-name="ArialMT" fo:font-size="12pt" officeooo:rsid="00210c91" style:font-size-asian="12pt" style:font-size-complex="12pt"/>
    </style:style>
    <style:style style:name="T70" style:family="text">
      <style:text-properties fo:color="#000000" loext:opacity="100%" style:text-position="0% 100%" style:font-name="ArialMT" fo:font-size="12pt" officeooo:rsid="0021f2c5" style:font-size-asian="12pt" style:font-size-complex="12pt"/>
    </style:style>
    <style:style style:name="T71" style:family="text">
      <style:text-properties fo:color="#000000" loext:opacity="100%" style:text-position="0% 100%" fo:font-size="11pt" officeooo:rsid="0021f2c5" style:font-size-asian="11pt" style:font-size-complex="12pt"/>
    </style:style>
    <style:style style:name="T72" style:family="text">
      <style:text-properties fo:color="#000000" loext:opacity="100%" style:font-name="Symbol" fo:font-size="11pt" officeooo:rsid="002268eb" style:font-size-asian="11pt" style:font-size-complex="12pt"/>
    </style:style>
    <style:style style:name="T73" style:family="text">
      <style:text-properties fo:font-size="11pt" style:font-size-asian="11pt"/>
    </style:style>
    <style:style style:name="T74" style:family="text">
      <style:text-properties fo:font-size="11pt" officeooo:rsid="001cfeba" style:font-size-asian="11pt"/>
    </style:style>
    <style:style style:name="T75" style:family="text">
      <style:text-properties style:font-name="Wingdings" fo:font-size="11pt" style:font-size-asian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4:</text:span></text:p>
      <text:p text:style-name="P1"><text:span text:style-name="T2">Equipo</text:span><text:span text:style-name="T4">(codigoE, nombreE, descripcionE)</text:span></text:p>
      <text:p text:style-name="P1"><text:span text:style-name="T2">Integrante </text:span><text:span text:style-name="T4">(DNI, nombre, apellido,ciudad,email, telefono,codigoE(fk))</text:span></text:p>
      <text:p text:style-name="P1"><text:span text:style-name="T2">Laguna</text:span><text:span text:style-name="T4">(nroLaguna, nombreL, ubicación,extension, descripción)</text:span></text:p>
      <text:p text:style-name="P1"><text:span text:style-name="T2">TorneoPesca</text:span><text:span text:style-name="T4">(codTorneo, fecha,hora,nroLaguna(fk), descripcion)</text:span></text:p>
      <text:p text:style-name="P1"><text:span text:style-name="T2">Inscripcion</text:span><text:span text:style-name="T4">(codTorneo,codigoE,asistio, gano)// asistio y gano son true o false según corresponda</text:span></text:p>
      <text:p text:style-name="P1"><text:span text:style-name="T4"/></text:p>
      <text:p text:style-name="P1"><text:span text:style-name="T4"/></text:p>
      <text:p text:style-name="P1"><text:span text:style-name="T4">1. Listar DNI, nombre, apellido y email de integrantes que sean de la ciudad ‘La Plata’ y estén</text:span></text:p>
      <text:p text:style-name="P1"><text:span text:style-name="T4">inscriptos en torneos que se disputaron durante 2019.</text:span></text:p>
      <text:p text:style-name="P1"><text:span text:style-name="T5"/></text:p>
      <text:p text:style-name="P5"><text:span text:style-name="T4">Int &lt;= Integrante</text:span></text:p>
      <text:p text:style-name="P5"><text:span text:style-name="T4">Insc &lt;= Inscripcion</text:span></text:p>
      <text:p text:style-name="P10"><text:span text:style-name="T4">T&lt;= <text:s/></text:span><text:span text:style-name="T7">TorneoPesca</text:span></text:p>
      <text:p text:style-name="P6"><text:span text:style-name="T44">p</text:span><text:span text:style-name="T37">dni, nombre, apellido, email</text:span><text:span text:style-name="T51"> </text:span><text:span text:style-name="T42">(</text:span><text:span text:style-name="T41">s</text:span><text:span text:style-name="T22">ciudad=”La Plata”</text:span><text:span text:style-name="T47">( </text:span><text:span text:style-name="T4">Int </text:span><text:span text:style-name="T7">))</text:span><text:span text:style-name="T4"> |</text:span><text:span text:style-name="T6">x| Insc </text:span><text:span text:style-name="T7">|</text:span><text:span text:style-name="T8">x| </text:span><text:span text:style-name="T42">(</text:span><text:span text:style-name="T41">s</text:span><text:span text:style-name="T24">fecha&gt;=01/01/2019 ^ fecha &lt;= 31/12/2019</text:span><text:span text:style-name="T47">(</text:span><text:span text:style-name="T48">T</text:span><text:span text:style-name="T8">))</text:span></text:p>
      <text:p text:style-name="P5"/>
      <text:p text:style-name="P2"><text:span text:style-name="T4"/></text:p>
      <text:p text:style-name="P1"><text:span text:style-name="T4">2. Reportar nombre y descripción de equipos que solo se hayan inscripto en torneos de</text:span></text:p>
      <text:p text:style-name="P1"><text:span text:style-name="T4">2019.</text:span></text:p>
      <text:p text:style-name="P7"><text:span text:style-name="T9">E</text:span><text:span text:style-name="T4">&lt;= </text:span><text:span text:style-name="T9">Equipo</text:span></text:p>
      <text:p text:style-name="P7"><text:span text:style-name="T9">I</text:span><text:span text:style-name="T4"> &lt;= Inscripcion</text:span></text:p>
      <text:p text:style-name="P10"><text:span text:style-name="T4">T&lt;= <text:s/></text:span><text:span text:style-name="T7">TorneoPesca</text:span></text:p>
      <text:p text:style-name="P7"><text:span text:style-name="T53">Equipos</text:span><text:span text:style-name="T54">Solo2019 &lt;= </text:span><text:span text:style-name="T44">p</text:span><text:span text:style-name="T40">codigoE</text:span><text:span text:style-name="T52"> </text:span><text:span text:style-name="T53">( E ) - </text:span><text:span text:style-name="T44">p</text:span><text:span text:style-name="T40">codigoE</text:span><text:span text:style-name="T51"> </text:span><text:span text:style-name="T42">(</text:span><text:span text:style-name="T47">( </text:span><text:span text:style-name="T48">E</text:span><text:span text:style-name="T4"> </text:span><text:span text:style-name="T7">)</text:span><text:span text:style-name="T4"> |</text:span><text:span text:style-name="T6">x| Insc </text:span><text:span text:style-name="T7">|</text:span><text:span text:style-name="T8">x| </text:span><text:span text:style-name="T42">(</text:span><text:span text:style-name="T41">s</text:span><text:span text:style-name="T24">fecha&lt;01/01/20</text:span><text:span text:style-name="T25">20</text:span><text:span text:style-name="T24"> ^ fecha &gt;31/12/20</text:span><text:span text:style-name="T25">20</text:span><text:span text:style-name="T47">(</text:span><text:span text:style-name="T48">T</text:span><text:span text:style-name="T8">))</text:span></text:p>
      <text:p text:style-name="P12"><text:span text:style-name="T44">p</text:span><text:span text:style-name="T39">nombreE,descripcionE</text:span><text:span text:style-name="T4">( EquiposSolo2019 |x| E )</text:span></text:p>
      <text:p text:style-name="P12"><text:span text:style-name="T4"/></text:p>
      <text:p text:style-name="P1"><text:span text:style-name="T4"/></text:p>
      <text:p text:style-name="P1"><text:span text:style-name="T16">3. </text:span><text:span text:style-name="T17">Listar nombre, ubicaci</text:span><text:span text:style-name="T4">ón, extensión y descripción de lagunas que hayan tenido torneos</text:span></text:p>
      <text:p text:style-name="P1"><text:span text:style-name="T4">durante 2019 y no hayan tenido torneos durante 2020.</text:span></text:p>
      <text:p text:style-name="P8"><text:span text:style-name="T10">L</text:span><text:span text:style-name="T4">&lt;= </text:span><text:span text:style-name="T10">Laguna</text:span></text:p>
      <text:p text:style-name="P8"><text:span text:style-name="T9">I</text:span><text:span text:style-name="T4"> &lt;= Inscripcion</text:span></text:p>
      <text:p text:style-name="P11"><text:span text:style-name="T4">T&lt;= <text:s/></text:span><text:span text:style-name="T7">TorneoPesca</text:span></text:p>
      <text:p text:style-name="P12"><text:span text:style-name="T4">LagunaTorneo2019Si &lt;= </text:span><text:span text:style-name="T44">p</text:span><text:span text:style-name="T21">nroLaguna</text:span><text:span text:style-name="T4">( L |x| (</text:span><text:span text:style-name="T41">s</text:span><text:span text:style-name="T24">fecha&gt;</text:span><text:span text:style-name="T21">=</text:span><text:span text:style-name="T24">01/01/20</text:span><text:span text:style-name="T21">19</text:span><text:span text:style-name="T24"> ^ fecha &lt;</text:span><text:span text:style-name="T21">=</text:span><text:span text:style-name="T24">31/12/</text:span><text:span text:style-name="T21">2019</text:span><text:span text:style-name="T25"> </text:span><text:span text:style-name="T46">(</text:span><text:span text:style-name="T4">T)) |x| I )</text:span></text:p>
      <text:p text:style-name="P13"><text:span text:style-name="T4">LagunaTorneo20</text:span><text:span text:style-name="T11">20No</text:span><text:span text:style-name="T4">&lt;= </text:span><text:span text:style-name="T44">p</text:span><text:span text:style-name="T21">nroLaguna</text:span><text:span text:style-name="T49">(L) - </text:span><text:span text:style-name="T21"><text:s/></text:span><text:span text:style-name="T44">p</text:span><text:span text:style-name="T21">nroLaguna</text:span><text:span text:style-name="T4">( L |x| (</text:span><text:span text:style-name="T41">s</text:span><text:span text:style-name="T24">fecha&gt;</text:span><text:span text:style-name="T21">=</text:span><text:span text:style-name="T24">01/01/20</text:span><text:span text:style-name="T26">20</text:span><text:span text:style-name="T24"> ^ fecha &lt;</text:span><text:span text:style-name="T21">=</text:span><text:span text:style-name="T24">31/12/</text:span><text:span text:style-name="T21">20</text:span><text:span text:style-name="T26">20</text:span><text:span text:style-name="T25"> </text:span><text:span text:style-name="T46">(</text:span><text:span text:style-name="T4">T)) |x| I )</text:span></text:p>
      <text:p text:style-name="P28"><text:span text:style-name="T45">p</text:span><text:span text:style-name="T38">nombreL, ubicación, extension, descripcion</text:span><text:span text:style-name="T11">(L |x| (</text:span><text:span text:style-name="T10">LagunaTorneo2019Si</text:span><text:span text:style-name="T20">Ç</text:span><text:span text:style-name="T10">LagunaTorneo20</text:span><text:span text:style-name="T11">20No))</text:span></text:p>
      <text:p text:style-name="P28"><text:span text:style-name="T11"/></text:p>
      <text:p text:style-name="P1"><text:span text:style-name="T4"/></text:p>
      <text:p text:style-name="P1"><text:span text:style-name="T4">4. Listar para la laguna con nombre ‘laguna x’, nombre y descripción de equipos ganadores</text:span></text:p>
      <text:p text:style-name="P1"><text:span text:style-name="T4">de torneos que se disputaron durante 2019 en la mencionada laguna.</text:span></text:p>
      <text:p text:style-name="P15"><text:span text:style-name="T74">E&lt;= </text:span><text:span text:style-name="T73">Equipo</text:span></text:p>
      <text:p text:style-name="P16"><text:span text:style-name="T74">L&lt;= </text:span><text:span text:style-name="T73">Laguna</text:span></text:p>
      <text:p text:style-name="P16"><text:span text:style-name="T74">T&lt;= </text:span><text:span text:style-name="T73">TorneoPesca</text:span></text:p>
      <text:p text:style-name="P15"><text:span text:style-name="T74">I &lt;= </text:span><text:span text:style-name="T73">Inscripcion</text:span></text:p>
      <text:p text:style-name="P16"><text:span text:style-name="T62">p</text:span><text:span text:style-name="T28">nombreE, descripcionE </text:span><text:span text:style-name="T74">(E |x| (</text:span><text:span text:style-name="T41">s</text:span><text:span text:style-name="T28">gano=true </text:span><text:span text:style-name="T50">(</text:span><text:span text:style-name="T74">I)) |x| </text:span><text:span text:style-name="T41">s</text:span><text:span text:style-name="T24">fecha&gt;</text:span><text:span text:style-name="T27">=</text:span><text:span text:style-name="T24">01/01/20</text:span><text:span text:style-name="T27">19</text:span><text:span text:style-name="T24"> ^ fecha &lt;</text:span><text:span text:style-name="T27">=</text:span><text:span text:style-name="T24">31/12/</text:span><text:span text:style-name="T27">2019 </text:span><text:span text:style-name="T50">(</text:span><text:span text:style-name="T74">T) |x| </text:span><text:span text:style-name="T41">s</text:span><text:span text:style-name="T28">nombreL = “laguna x”</text:span><text:span text:style-name="T27"> </text:span><text:span text:style-name="T50">(</text:span><text:span text:style-name="T74">L))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5. Reportar nombre, y descripción de equipos que tengan inscripciones en todas las lagunas.</text:span></text:p>
      <text:p text:style-name="P17"><text:span text:style-name="T74">E&lt;= </text:span><text:span text:style-name="T73">Equipo</text:span></text:p>
      <text:p text:style-name="P17"><text:span text:style-name="T74">L&lt;= </text:span><text:span text:style-name="T73">Laguna</text:span></text:p>
      <text:p text:style-name="P17"><text:span text:style-name="T74">T&lt;= </text:span><text:span text:style-name="T73">TorneoPesca</text:span></text:p>
      <text:p text:style-name="P17"><text:span text:style-name="T12">I &lt;= </text:span><text:span text:style-name="T4">Inscripcion</text:span></text:p>
      <text:p text:style-name="P17"><text:span text:style-name="T4"/></text:p>
      <text:p text:style-name="P21"><text:span text:style-name="T13">Todo &lt;= </text:span><text:span text:style-name="T4">( E |x| I |x| T |x| L )</text:span></text:p>
      <text:p text:style-name="P22"><text:span text:style-name="T62">p</text:span><text:span text:style-name="T28">nombreE, descripcionE</text:span><text:span text:style-name="T4">(Todo : L)</text:span></text:p>
      <text:p text:style-name="P17"><text:span text:style-name="T4"/></text:p>
      <text:p text:style-name="P21"><text:span text:style-name="T4"/></text:p>
      <text:p text:style-name="P1"><text:soft-page-break/><text:span text:style-name="T4"/></text:p>
      <text:p text:style-name="P3"><text:span text:style-name="T4">6. Eliminar el equipo con código: 10000.</text:span></text:p>
      <text:p text:style-name="P3"><text:span text:style-name="T4"/></text:p>
      <text:p text:style-name="P3"><text:span text:style-name="T14">Equipo </text:span><text:span text:style-name="T75">ç</text:span><text:span text:style-name="T4"> </text:span><text:span text:style-name="T14">Equipo –</text:span><text:span text:style-name="T4"> </text:span><text:span text:style-name="T43">s</text:span><text:span text:style-name="T33">codigoE</text:span><text:span text:style-name="T32">=</text:span><text:span text:style-name="T34">10000</text:span><text:span text:style-name="T14">( Equipo )</text:span></text:p>
      <text:p text:style-name="P3"><text:span text:style-name="T14"/></text:p>
      <text:p text:style-name="P3"><text:span text:style-name="T14"/></text:p>
      <text:p text:style-name="P1"><text:span text:style-name="T4">7. Listar nombreL, ubicación,extensión y descripción de lagunas que no tuvieron torneos.</text:span></text:p>
      <text:p text:style-name="P18"><text:span text:style-name="T74">L&lt;= </text:span><text:span text:style-name="T73">Laguna</text:span></text:p>
      <text:p text:style-name="P18"><text:span text:style-name="T12">T&lt;= </text:span><text:span text:style-name="T4">TorneoPesca</text:span></text:p>
      <text:p text:style-name="P18"><text:span text:style-name="T4"/></text:p>
      <text:p text:style-name="P23"><text:span text:style-name="T64">LagunasSinTorneos &lt;= </text:span><text:span text:style-name="T62">p</text:span><text:span text:style-name="T56">nombre</text:span><text:span text:style-name="T57">L</text:span><text:span text:style-name="T66">(</text:span><text:span text:style-name="T65">L</text:span><text:span text:style-name="T66">)</text:span><text:span text:style-name="T62"> - p</text:span><text:span text:style-name="T28">nombre</text:span><text:span text:style-name="T29">L</text:span><text:span text:style-name="T4">( L |x| T )</text:span></text:p>
      <text:p text:style-name="P23"><text:span text:style-name="T4"/></text:p>
      <text:p text:style-name="P24"><text:span text:style-name="T62">p</text:span><text:span text:style-name="T56">nombre</text:span><text:span text:style-name="T57">L, ubicación, extensión, descripción</text:span><text:span text:style-name="T70">( </text:span><text:span text:style-name="T69">LagunasSinTorneos </text:span><text:span text:style-name="T70">|x| </text:span><text:span text:style-name="T71">Laguna )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8. Reportar nombre, y descripción de equipos que tengan inscripciones a torneos a</text:span></text:p>
      <text:p text:style-name="P1"><text:span text:style-name="T4">disputarse durante 2019, pero no tienen inscripciones a torneos de 2020.</text:span></text:p>
      <text:p text:style-name="P19"><text:span text:style-name="T74"/></text:p>
      <text:p text:style-name="P19"><text:span text:style-name="T74">E&lt;= </text:span><text:span text:style-name="T73">Equipo</text:span></text:p>
      <text:p text:style-name="P19"><text:span text:style-name="T12">I &lt;= </text:span><text:span text:style-name="T4">Inscripcion</text:span></text:p>
      <text:p text:style-name="P19"><text:span text:style-name="T74">T&lt;= </text:span><text:span text:style-name="T73">TorneoPesca</text:span></text:p>
      <text:p text:style-name="P19"><text:span text:style-name="T4"/></text:p>
      <text:p text:style-name="P25"><text:span text:style-name="T15">Torneos2019Si &lt;= </text:span><text:span text:style-name="T62">p</text:span><text:span text:style-name="T58">codigoE </text:span><text:span text:style-name="T4">( E |x| I |x| T </text:span><text:span text:style-name="T21">fecha&gt;</text:span><text:span text:style-name="T30">=01/01/2019 ^ </text:span><text:span text:style-name="T21">fecha&lt;</text:span><text:span text:style-name="T30">=31/12/2019</text:span><text:span text:style-name="T4"> )</text:span></text:p>
      <text:p text:style-name="P4"><text:span text:style-name="T18">Torneos2020No &lt;= </text:span><text:span text:style-name="T63">p</text:span><text:span text:style-name="T60">codigoE</text:span><text:span text:style-name="T61"> </text:span><text:span text:style-name="T68">(</text:span><text:span text:style-name="T18">E) - </text:span><text:span text:style-name="T19">( E |x| I |x| T </text:span><text:span text:style-name="T35">fecha&gt;</text:span><text:span text:style-name="T36">=01/01/2020 ^ </text:span><text:span text:style-name="T35">fecha&lt;</text:span><text:span text:style-name="T36">=31/12/2020</text:span><text:span text:style-name="T19"> )</text:span></text:p>
      <text:p text:style-name="P25"><text:span text:style-name="T62">p</text:span><text:span text:style-name="T30">nombreE, descripcionE</text:span><text:span text:style-name="T15">( T |x| ( Torneos2019Si </text:span><text:span text:style-name="T72">Ç </text:span><text:span text:style-name="T15">Torneos2020No) )</text:span></text:p>
      <text:p text:style-name="P25"><text:span text:style-name="T15"/></text:p>
      <text:p text:style-name="P25"><text:span text:style-name="T15"/></text:p>
      <text:p text:style-name="P1"><text:span text:style-name="T4"/></text:p>
      <text:p text:style-name="P1"><text:span text:style-name="T4">9. Listar DNI, nombre, apellido, ciudad y email de integrantes que asistieron o ganaron algún</text:span></text:p>
      <text:p text:style-name="Standard"><text:span text:style-name="T4">torneo que se disputó en la laguna con nombre: ‘Laguna Brava’.</text:span></text:p>
      <text:p text:style-name="P14"><text:span text:style-name="T12"/></text:p>
      <text:p text:style-name="P9"><text:span text:style-name="T4">Int &lt;= Integrante</text:span></text:p>
      <text:p text:style-name="P26"><text:span text:style-name="T4">Insc &lt;= Inscripcion</text:span></text:p>
      <text:p text:style-name="P20"><text:span text:style-name="T12">T&lt;= </text:span><text:span text:style-name="T4">TorneoPesca</text:span></text:p>
      <text:p text:style-name="P20"><text:span text:style-name="T12">L&lt;= </text:span><text:span text:style-name="T4">Laguna</text:span></text:p>
      <text:p text:style-name="P20"><text:span text:style-name="T4"/></text:p>
      <text:p text:style-name="P27"><text:span text:style-name="T62">p</text:span><text:span text:style-name="T59">DNI, nombre, apellido,ciudad,email</text:span><text:span text:style-name="T4">( Int |x| <text:s/></text:span><text:span text:style-name="T41">s</text:span><text:span text:style-name="T21">asistio</text:span><text:span text:style-name="T31">=true v</text:span><text:span text:style-name="T21"> gano</text:span><text:span text:style-name="T31">=true</text:span><text:span text:style-name="T4"> ( Insc ) |x| T |x| </text:span><text:span text:style-name="T41">s</text:span><text:span text:style-name="T21">nombreL=‘Laguna Brava’</text:span><text:span text:style-name="T4"> ( L ) )</text:span></text:p>
      <text:p text:style-name="P27"><text:span text:style-name="T4"/></text:p>
      <text:p text:style-name="P27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6:33:50.266000000</meta:creation-date>
    <dc:date>2021-11-01T19:44:08.701000000</dc:date>
    <meta:editing-duration>PT3M48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63" meta:word-count="447" meta:character-count="3035" meta:non-whitespace-character-count="2645"/>
  </office:meta>
</office:document-meta>
</file>